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5.726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2.102cm" fo:min-width="18.316cm"/>
      <style:paragraph-properties style:writing-mode="lr-tb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2.102cm" fo:min-width="18.316cm"/>
      <style:paragraph-properties style:writing-mode="lr-tb"/>
    </style:style>
    <style:style style:name="gr5" style:family="graphic" style:parent-style-name="standard">
      <style:graphic-properties svg:stroke-color="#000000" draw:fill-color="#ffa6a6" draw:textarea-horizontal-align="justify" draw:textarea-vertical-align="middle" draw:auto-grow-height="false" fo:min-height="1.02cm" fo:min-width="5.85cm"/>
      <style:paragraph-properties style:writing-mode="lr-tb"/>
    </style:style>
    <style:style style:name="gr6" style:family="graphic" style:parent-style-name="standard">
      <style:graphic-properties svg:stroke-color="#000000" draw:fill-color="#ec9ba4" draw:textarea-horizontal-align="justify" draw:textarea-vertical-align="middle" draw:auto-grow-height="false" fo:min-height="1.02cm" fo:min-width="5.85cm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8" style:family="graphic" style:parent-style-name="standard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8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29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3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33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34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35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36" style:family="graphic" style:parent-style-name="standard">
      <style:graphic-properties draw:stroke="solid" svg:stroke-color="#000000" draw:fill="solid" draw:fill-color="#ffff00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81d41a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b66c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 style:writing-mode="lr-tb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a6a6"/>
      <style:paragraph-properties fo:text-align="center" style:writing-mode="lr-tb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ec9ba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afd095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ffffa6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3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-color="#ffffa6"/>
      <style:paragraph-properties fo:text-align="center" style:writing-mode="lr-tb"/>
      <style:text-properties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17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9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20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ec9ba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3" style:family="paragraph">
      <loext:graphic-properties draw:fill-color="#afd095"/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4" style:family="paragraph">
      <style:paragraph-properties fo:text-align="center" style:writing-mode="lr-tb"/>
      <style:text-properties fo:font-size="11pt" fo:font-weight="normal" style:font-size-asian="11pt" style:font-weight-asian="bold" style:font-size-complex="11pt" style:font-weight-complex="bold"/>
    </style:style>
    <style:style style:name="P25" style:family="paragraph">
      <loext:graphic-properties draw:fill-color="#ffffa6"/>
      <style:paragraph-properties fo:text-align="center" style:writing-mode="lr-tb"/>
      <style:text-properties fo:font-size="11pt" fo:font-weight="normal" style:font-size-asian="11pt" style:font-weight-asian="bold" style:font-size-complex="11pt" style:font-weight-complex="bold"/>
    </style:style>
    <style:style style:name="P26" style:family="paragraph"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27" style:family="paragraph">
      <loext:graphic-properties draw:fill-color="#afd095"/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28" style:family="paragraph"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29" style:family="paragraph">
      <loext:graphic-properties draw:fill-color="#ffffa6"/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ec9ba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3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5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-color="#ffffa6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3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-color="#afd095"/>
      <style:paragraph-properties fo:text-align="center" style:writing-mode="lr-tb"/>
    </style:style>
    <style:style style:name="P48" style:family="paragraph">
      <loext:graphic-properties draw:fill-color="#ffffa6"/>
      <style:paragraph-properties fo:text-align="center" style:writing-mode="lr-tb"/>
    </style:style>
    <style:style style:name="P49" style:family="paragraph">
      <style:text-properties fo:font-size="18pt"/>
    </style:style>
    <style:style style:name="P50" style:family="paragraph">
      <loext:graphic-properties draw:fill="none" draw:fill-color="#ffffff"/>
      <style:paragraph-properties style:writing-mode="lr-tb"/>
      <style:text-properties fo:font-size="18pt"/>
    </style:style>
    <style:style style:name="P51" style:family="paragraph">
      <loext:graphic-properties draw:fill-color="#ffb66c"/>
      <style:paragraph-properties fo:text-align="center" style:writing-mode="lr-tb"/>
    </style:style>
    <style:style style:name="P52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style:paragraph-properties fo:text-align="center"/>
    </style:style>
    <style:style style:name="P54" style:family="paragraph"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-color="#ffb66c"/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56" style:family="paragraph">
      <style:paragraph-properties fo:text-align="center" style:writing-mode="lr-tb"/>
      <style:text-properties fo:font-size="18pt"/>
    </style:style>
    <style:style style:name="P57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58" style:family="paragraph">
      <loext:graphic-properties draw:fill="solid" draw:fill-color="#ffa6a6"/>
      <style:paragraph-properties fo:text-align="center" style:writing-mode="lr-tb"/>
      <style:text-properties fo:font-size="18pt"/>
    </style:style>
    <style:style style:name="P59" style:family="paragraph">
      <loext:graphic-properties draw:fill="solid" draw:fill-color="#b4c7dc"/>
      <style:paragraph-properties fo:text-align="center"/>
    </style:style>
    <style:style style:name="P60" style:family="paragraph">
      <loext:graphic-properties draw:fill="solid" draw:fill-color="#ffa6a6"/>
      <style:paragraph-properties fo:text-align="center"/>
    </style:style>
    <style:style style:name="P61" style:family="paragraph">
      <loext:graphic-properties draw:fill="solid" draw:fill-color="#ffff00"/>
      <style:paragraph-properties style:writing-mode="lr-tb"/>
      <style:text-properties fo:font-size="18pt"/>
    </style:style>
    <style:style style:name="P62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0pt" style:font-size-asian="20pt" style:font-weight-asian="bold" style:font-size-complex="20pt" style:font-weight-complex="bold"/>
    </style:style>
    <style:style style:name="T11" style:family="text">
      <style:text-properties fo:font-size="11pt" style:font-size-asian="11pt" style:font-weight-asian="bold" style:font-size-complex="11pt" style:font-weight-complex="bold"/>
    </style:style>
    <style:style style:name="T12" style:family="text">
      <style:text-properties fo:font-size="17pt" style:font-size-asian="17pt" style:font-weight-asian="bold" style:font-size-complex="17pt" style:font-weight-complex="bold"/>
    </style:style>
    <style:style style:name="T13" style:family="text">
      <style:text-properties fo:font-size="10pt" style:font-size-asian="10pt" style:font-weight-asian="bold" style:font-size-complex="10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2pt" fo:font-weight="normal" style:font-size-asian="12pt" style:font-weight-asian="bold" style:font-size-complex="12pt" style:font-weight-complex="bold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27cm" svg:x="3.54cm" svg:y="6.08cm">
          <text:p text:style-name="P1"><text:span text:style-name="T1">Xxx:Name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89cm" svg:y="6.08cm">
          <text:p text:style-name="P1">N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2.43cm" svg:y="6.08cm">
          <text:p text:style-name="P1"><text:span text:style-name="T2">20200715T11:30-</text:span><text:span text:style-name="T2">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3.54cm" svg:y="7.35cm">
          <text:p text:style-name="P1"><text:span text:style-name="T1">Xxx:Chunk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89cm" svg:y="7.35cm">
          <text:p text:style-name="P1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2.43cm" svg:y="7.35cm">
          <text:p text:style-name="P1"><text:span text:style-name="T2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0.32cm" svg:height="2.54cm" svg:x="3.541cm" svg:y="2.271cm">
          <text:p text:style-name="P3"><text:span text:style-name="T3">Chunklo</text:span><text:span text:style-name="T3">g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2" draw:style-name="dp1" draw:master-page-name="Default">
        <draw:custom-shape draw:style-name="gr4" draw:text-style-name="P5" draw:layer="layout" svg:width="20.32cm" svg:height="2.54cm" svg:x="3.032cm" svg:y="2.27cm">
          <text:p text:style-name="P3"><text:span text:style-name="T3">Name </text:span><text:span text:style-name="T3">Hash - </text:span><text:span text:style-name="T3">NHID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draw:layer="layout" svg:width="6.35cm" svg:height="1.27cm" svg:x="3.54cm" svg:y="7.35cm">
          <text:p text:style-name="P6"><text:span text:style-name="T4">NHIDobjma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9" draw:layer="layout" svg:width="6.35cm" svg:height="1.27cm" svg:x="3.54cm" svg:y="6.08cm">
          <text:p text:style-name="P8"><text:span text:style-name="T5">Key Nam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0" draw:layer="layout" svg:width="6.35cm" svg:height="1.27cm" svg:x="9.89cm" svg:y="6.08cm">
          <text:p text:style-name="P8"><text:span text:style-name="T5">Sample Valu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1" draw:layer="layout" svg:width="6.35cm" svg:height="1.27cm" svg:x="16.24cm" svg:y="6.08cm">
          <text:p text:style-name="P8"><text:span text:style-name="T5">Descrip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13" draw:layer="layout" svg:width="6.35cm" svg:height="1.27cm" svg:x="9.89cm" svg:y="7.35cm">
          <text:p text:style-name="P12"><text:span text:style-name="T6">01c:2706aa0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5" draw:layer="layout" svg:width="6.35cm" svg:height="1.27cm" svg:x="16.24cm" svg:y="7.35cm">
          <text:p text:style-name="P14"><text:span text:style-name="T7">Hash of the object manifest </text:span><text:span text:style-name="T7">that the name refers t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7" draw:layer="layout" svg:width="6.35cm" svg:height="1.27cm" svg:x="3.54cm" svg:y="8.62cm">
          <text:p text:style-name="P6"><text:span text:style-name="T4">NHIDnamemet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13" draw:layer="layout" svg:width="6.35cm" svg:height="1.27cm" svg:x="9.89cm" svg:y="8.62cm">
          <text:p text:style-name="P12"><text:span text:style-name="T6">01c:08f728f6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17" draw:layer="layout" svg:width="6.35cm" svg:height="1.27cm" svg:x="16.24cm" svg:y="8.62cm">
          <text:p text:style-name="P16"><text:span text:style-name="T8">Hash of name-affiliated metadata (e.g. owner, permissions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7" draw:layer="layout" svg:width="6.35cm" svg:height="1.27cm" svg:x="3.54cm" svg:y="9.89cm">
          <text:p text:style-name="P6"><text:span text:style-name="T4">NHIDfullnam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3" draw:layer="layout" svg:width="6.35cm" svg:height="1.27cm" svg:x="9.89cm" svg:y="9.89cm">
          <text:p text:style-name="P12"><text:span text:style-name="T6">“</text:span><text:span text:style-name="T6">Tenant/usr/file”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19" draw:layer="layout" svg:width="6.35cm" svg:height="1.27cm" svg:x="16.24cm" svg:y="9.89cm">
          <text:p text:style-name="P18"><text:span text:style-name="T7">Full name of the object as a </text:span><text:span text:style-name="T7">NUL terminated str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6" draw:text-style-name="P9" draw:layer="layout" svg:width="6.35cm" svg:height="1.27cm" svg:x="3.54cm" svg:y="6.08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cm" svg:y="6.08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cm" svg:y="6.08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20.32cm" svg:height="2.54cm" svg:x="3.54cm" svg:y="2.27cm">
          <text:p text:style-name="P3"><text:span text:style-name="T3">Name </text:span><text:span text:style-name="T3">Metadata </text:span><text:span text:style-name="T3">- </text:span><text:span text:style-name="T3">NAMEM</text:span><text:span text:style-name="T3">ETA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1" draw:layer="layout" svg:width="6.35cm" svg:height="1.27cm" svg:x="3.54cm" svg:y="7.35cm">
          <text:p text:style-name="P20"><text:span text:style-name="T9">NAMEMETAowneri</text:span><text:span text:style-name="T9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3" draw:layer="layout" svg:width="6.35cm" svg:height="1.27cm" svg:x="9.89cm" svg:y="7.35cm">
          <text:p text:style-name="P22"><text:span text:style-name="T10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5" draw:layer="layout" svg:width="6.35cm" svg:height="1.27cm" svg:x="16.24cm" svg:y="7.35cm">
          <text:p text:style-name="P24"><text:span text:style-name="T11">Owner UserID# typically &gt; </text:span><text:span text:style-name="T11">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1" draw:layer="layout" svg:width="6.35cm" svg:height="1.27cm" svg:x="3.54cm" svg:y="8.62cm">
          <text:p text:style-name="P20"><text:span text:style-name="T9">NAMEMETAgroupi</text:span><text:span text:style-name="T9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3" draw:layer="layout" svg:width="6.35cm" svg:height="1.27cm" svg:x="9.89cm" svg:y="8.62cm">
          <text:p text:style-name="P22"><text:span text:style-name="T10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5" draw:layer="layout" svg:width="6.35cm" svg:height="1.27cm" svg:x="16.24cm" svg:y="8.62cm">
          <text:p text:style-name="P24"><text:span text:style-name="T11">Owner GroupID# typically &gt; </text:span><text:span text:style-name="T11">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cm" svg:y="9.89cm">
          <text:p text:style-name="P8"><text:span text:style-name="T5">NAMEMETApe</text:span><text:span text:style-name="T5">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7" draw:layer="layout" svg:width="6.35cm" svg:height="1.27cm" svg:x="9.89cm" svg:y="9.89cm">
          <text:p text:style-name="P26"><text:span text:style-name="T12">SGRWXRWXRW</text:span><text:span text:style-name="T12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9" draw:layer="layout" svg:width="6.35cm" svg:height="1.27cm" svg:x="16.24cm" svg:y="9.89cm">
          <text:p text:style-name="P28"><text:span text:style-name="T13">Set UserID, Set GroupID, </text:span><text:span text:style-name="T13">Owner, Group, World RWX </text:span><text:span text:style-name="T13">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1" draw:layer="layout" svg:width="6.35cm" svg:height="1.27cm" svg:x="3.54cm" svg:y="11.16cm">
          <text:p text:style-name="P30"><text:span text:style-name="T14">NAMEMETA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33" draw:layer="layout" svg:width="6.35cm" svg:height="1.27cm" svg:x="9.89cm" svg:y="11.16cm">
          <text:p text:style-name="P32"><text:span text:style-name="T12">01c:c2b323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5" draw:layer="layout" svg:width="6.35cm" svg:height="1.27cm" svg:x="16.24cm" svg:y="11.16cm">
          <text:p text:style-name="P34"><text:span text:style-name="T15">Hash to the next name -</text:span><text:span text:style-name="T15">affiliated metada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Default">
        <draw:custom-shape draw:style-name="gr4" draw:text-style-name="P5" draw:layer="layout" svg:width="20.32cm" svg:height="2.54cm" svg:x="3.54cm" svg:y="2.27cm">
          <text:p text:style-name="P3"><text:span text:style-name="T3">BACKRE</text:span><text:span text:style-name="T3">FERENC</text:span><text:span text:style-name="T3">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6.35cm" svg:height="1.27cm" svg:x="3.54cm" svg:y="6.08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cm" svg:y="6.08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cm" svg:y="6.08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cm" svg:y="7.35cm">
          <text:p text:style-name="P8"><text:span text:style-name="T5">BACK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cm" svg:y="7.35cm">
          <text:p text:style-name="P36"><text:span text:style-name="T16">01c:5ccfae8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8" draw:layer="layout" svg:width="6.35cm" svg:height="1.27cm" svg:x="16.24cm" svg:y="7.35cm">
          <text:p text:style-name="P37"><text:span text:style-name="T17">Name HashID of the first name that refers to this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1cm" svg:y="6.081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1cm" svg:y="6.081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1cm" svg:y="6.081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1cm" svg:y="6.081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1cm" svg:y="6.081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1cm" svg:y="6.081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cm" svg:y="8.62cm">
          <text:p text:style-name="P8"><text:span text:style-name="T5">BACK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40" draw:layer="layout" svg:width="6.35cm" svg:height="1.27cm" svg:x="9.89cm" svg:y="8.62cm">
          <text:p text:style-name="P39"><text:span text:style-name="T18">UCT:20190707T1820</text:span><text:span text:style-name="T18">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42" draw:layer="layout" svg:width="6.35cm" svg:height="1.27cm" svg:x="16.24cm" svg:y="8.62cm">
          <text:p text:style-name="P41"><text:span text:style-name="T19">Time Stamp When </text:span><text:span text:style-name="T19">Backreference was created in </text:span><text:span text:style-name="T19">seconds since Epo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cm" svg:y="9.89cm">
          <text:p text:style-name="P8"><text:span text:style-name="T5">BACKSP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0" draw:layer="layout" svg:width="6.35cm" svg:height="1.27cm" svg:x="9.89cm" svg:y="9.89cm">
          <text:p text:style-name="P39"><text:span text:style-name="T18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43" draw:layer="layout" svg:width="6.35cm" svg:height="1.27cm" svg:x="16.24cm" svg:y="9.89cm">
          <text:p text:style-name="P39"><text:span text:style-name="T18">Speculative Back </text:span><text:span text:style-name="T18">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cm" svg:y="11.16cm">
          <text:p text:style-name="P8"><text:span text:style-name="T5">BACK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45" draw:layer="layout" svg:width="6.35cm" svg:height="1.27cm" svg:x="9.89cm" svg:y="11.16cm">
          <text:p text:style-name="P44"><text:span text:style-name="T16">01c:c22d0e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43" draw:layer="layout" svg:width="6.35cm" svg:height="1.27cm" svg:x="16.24cm" svg:y="11.16cm">
          <text:p text:style-name="P39"><text:span text:style-name="T20">Hash of the next back </text:span><text:span text:style-name="T20">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1cm" svg:y="9.891cm">
          <text:p text:style-name="P8"><text:span text:style-name="T5">BACKsp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0" draw:layer="layout" svg:width="6.35cm" svg:height="1.27cm" svg:x="9.891cm" svg:y="9.891cm">
          <text:p text:style-name="P39"><text:span text:style-name="T18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3" draw:layer="layout" svg:width="6.35cm" svg:height="1.27cm" svg:x="16.241cm" svg:y="9.891cm">
          <text:p text:style-name="P39"><text:span text:style-name="T18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cm" svg:y="12.43cm">
          <text:p text:style-name="P8"><text:span text:style-name="T5">BACK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5" draw:layer="layout" svg:width="6.35cm" svg:height="1.27cm" svg:x="9.89cm" svg:y="12.43cm">
          <text:p text:style-name="P44"><text:span text:style-name="T16">01c:6ebb7a4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3" draw:layer="layout" svg:width="6.35cm" svg:height="1.27cm" svg:x="16.24cm" svg:y="12.43cm">
          <text:p text:style-name="P39"><text:span text:style-name="T20">Hash of the previous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Default">
        <draw:custom-shape draw:style-name="gr4" draw:text-style-name="P5" draw:layer="layout" svg:width="20.32cm" svg:height="2.54cm" svg:x="3.54cm" svg:y="2.27cm">
          <text:p text:style-name="P3"><text:span text:style-name="T3">Chunk </text:span><text:span text:style-name="T3">Metadata - </text:span><text:span text:style-name="T3">CHUNKME</text:span><text:span text:style-name="T3">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7" draw:layer="layout" svg:width="6.35cm" svg:height="1.27cm" svg:x="9.89cm" svg:y="7.35cm">
          <text:p text:style-name="P46"><text:span text:style-name="T18">UCT:20190707T1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8" draw:layer="layout" svg:width="6.35cm" svg:height="1.27cm" svg:x="16.24cm" svg:y="7.35cm">
          <text:p text:style-name="P1"><text:span text:style-name="T21">Most recent chunk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7" draw:layer="layout" svg:width="6.35cm" svg:height="1.27cm" svg:x="9.89cm" svg:y="9.89cm">
          <text:p text:style-name="P1">01c:a730bfb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8" draw:layer="layout" svg:width="6.35cm" svg:height="1.27cm" svg:x="16.24cm" svg:y="9.89cm">
          <text:p text:style-name="P1"><text:span text:style-name="T22">Hash to the chunk-affiliated </text:span><text:span text:style-name="T22">metadata as of thi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1cm" svg:y="6.081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1cm" svg:y="6.081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1cm" svg:y="6.081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2cm" svg:y="6.082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2cm" svg:y="6.082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2cm" svg:y="6.082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2cm" svg:y="6.082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2cm" svg:y="6.082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2cm" svg:y="6.082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1" draw:layer="layout" svg:width="6.35cm" svg:height="1.27cm" svg:x="3.54cm" svg:y="7.35cm">
          <text:p text:style-name="P30"><text:span text:style-name="T14">CHUNKMETAtim</text:span><text:span text:style-name="T14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1" draw:layer="layout" svg:width="6.35cm" svg:height="1.27cm" svg:x="3.54cm" svg:y="9.89cm">
          <text:p text:style-name="P30"><text:span text:style-name="T14">CHUNKMETAme</text:span><text:span text:style-name="T14">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7" draw:layer="layout" svg:width="6.35cm" svg:height="1.27cm" svg:x="9.891cm" svg:y="8.621cm">
          <text:p text:style-name="P1">01c:a730bfb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8" draw:layer="layout" svg:width="6.35cm" svg:height="1.27cm" svg:x="16.241cm" svg:y="8.621cm">
          <text:p text:style-name="P1"><text:span text:style-name="T22">Hash to the previous </text:span><text:span text:style-name="T22">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1" draw:layer="layout" svg:width="6.35cm" svg:height="1.27cm" svg:x="3.541cm" svg:y="8.621cm">
          <text:p text:style-name="P30"><text:span text:style-name="T14">CHUNKMETA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Default">
        <draw:custom-shape draw:style-name="gr4" draw:text-style-name="P5" draw:layer="layout" svg:width="20.32cm" svg:height="2.54cm" svg:x="3.54cm" svg:y="2.27cm">
          <text:p text:style-name="P3"><text:span text:style-name="T3">Chunk </text:span><text:span text:style-name="T3">access </text:span><text:span text:style-name="T3">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7" draw:layer="layout" svg:width="6.35cm" svg:height="1.27cm" svg:x="9.89cm" svg:y="8.62cm">
          <text:p text:style-name="P1"><text:span text:style-name="T23">UCT:20190707T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8" draw:layer="layout" svg:width="6.35cm" svg:height="1.27cm" svg:x="16.24cm" svg:y="8.62cm">
          <text:p text:style-name="P1"><text:span text:style-name="T2">Most recent access </text:span><text:span text:style-name="T2">time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7" draw:layer="layout" svg:width="6.35cm" svg:height="1.27cm" svg:x="9.89cm" svg:y="7.35cm">
          <text:p text:style-name="P1">01c:0b78b3f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8" draw:layer="layout" svg:width="6.35cm" svg:height="1.27cm" svg:x="16.24cm" svg:y="7.35cm">
          <text:p text:style-name="P1"><text:span text:style-name="T7">Hash of the previous access </text:span><text:span text:style-name="T7">time record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2cm" svg:y="6.082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2cm" svg:y="6.082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2cm" svg:y="6.082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3cm" svg:y="6.083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3cm" svg:y="6.083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3cm" svg:y="6.083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6.35cm" svg:height="1.27cm" svg:x="3.543cm" svg:y="6.083cm">
          <text:p text:style-name="P8"><text:span text:style-name="T5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6.35cm" svg:height="1.27cm" svg:x="9.893cm" svg:y="6.083cm">
          <text:p text:style-name="P8"><text:span text:style-name="T5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6.35cm" svg:height="1.27cm" svg:x="16.243cm" svg:y="6.083cm">
          <text:p text:style-name="P8"><text:span text:style-name="T5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1" draw:layer="layout" svg:width="6.35cm" svg:height="1.27cm" svg:x="3.54cm" svg:y="7.35cm">
          <text:p text:style-name="P30"><text:span text:style-name="T14">CHUNKACC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1" draw:layer="layout" svg:width="6.35cm" svg:height="1.27cm" svg:x="3.54cm" svg:y="8.62cm">
          <text:p text:style-name="P30"><text:span text:style-name="T14">CHUNKAC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1" draw:layer="layout" svg:width="6.35cm" svg:height="1.27cm" svg:x="3.54cm" svg:y="12.43cm">
          <text:p text:style-name="P30"><text:span text:style-name="T14">CHUNKACC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7" draw:layer="layout" svg:width="6.35cm" svg:height="1.27cm" svg:x="9.89cm" svg:y="12.43cm">
          <text:p text:style-name="P26"><text:span text:style-name="T12">SGRWXRWXRW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9" draw:layer="layout" svg:width="6.35cm" svg:height="1.27cm" svg:x="16.24cm" svg:y="12.43cm">
          <text:p text:style-name="P28"><text:span text:style-name="T13">Set UserID, Set GroupID, Owner, </text:span><text:span text:style-name="T13">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1" draw:layer="layout" svg:width="6.35cm" svg:height="1.27cm" svg:x="3.54cm" svg:y="9.89cm">
          <text:p text:style-name="P20"><text:span text:style-name="T9">CHUNKACCowner</text:span><text:span text:style-name="T9">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3" draw:layer="layout" svg:width="6.35cm" svg:height="1.27cm" svg:x="9.89cm" svg:y="9.89cm">
          <text:p text:style-name="P22"><text:span text:style-name="T10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5" draw:layer="layout" svg:width="6.35cm" svg:height="1.27cm" svg:x="16.24cm" svg:y="9.89cm">
          <text:p text:style-name="P24"><text:span text:style-name="T11">Owner UserID# typically &gt; 2000 </text:span><text:span text:style-name="T11">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1" draw:layer="layout" svg:width="6.35cm" svg:height="1.27cm" svg:x="3.54cm" svg:y="11.16cm">
          <text:p text:style-name="P20"><text:span text:style-name="T9">CHUNKACC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3" draw:layer="layout" svg:width="6.35cm" svg:height="1.27cm" svg:x="9.89cm" svg:y="11.16cm">
          <text:p text:style-name="P22"><text:span text:style-name="T10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5" draw:layer="layout" svg:width="6.35cm" svg:height="1.27cm" svg:x="16.24cm" svg:y="11.16cm">
          <text:p text:style-name="P24"><text:span text:style-name="T11">Owner GroupID# typically &gt; 2000 </text:span><text:span text:style-name="T11">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frame draw:style-name="gr26" draw:text-style-name="P50" draw:layer="layout" svg:width="2.032cm" svg:height="0.962cm" svg:x="2.524cm" svg:y="2.68cm">
          <draw:text-box>
            <text:p text:style-name="P49">Hash</text:p>
          </draw:text-box>
        </draw:frame>
        <draw:frame draw:style-name="gr27" draw:text-style-name="P50" draw:layer="layout" svg:width="1.905cm" svg:height="0.962cm" svg:x="6.334cm" svg:y="2.68cm">
          <draw:text-box>
            <text:p text:style-name="P49">Type</text:p>
          </draw:text-box>
        </draw:frame>
        <draw:g>
          <draw:custom-shape draw:style-name="gr28" draw:text-style-name="P47" draw:layer="layout" svg:width="5.461cm" svg:height="1.143cm" svg:x="12.303cm" svg:y="1.889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.889cm">
            <text:p text:style-name="P1"><text:span text:style-name="T1">The hash of the </text:span><text:span text:style-name="T1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3.032cm">
            <text:p text:style-name="P1">01c: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3.032cm">
            <text:p text:style-name="P1"><text:span text:style-name="T24">The hash of the </text:span><text:span text:style-name="T24">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4.175cm">
            <text:p text:style-name="P1">01c: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4.175cm">
            <text:p text:style-name="P1"><text:span text:style-name="T1">The version # of </text:span><text:span text:style-name="T1">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5.318cm">
            <text:p text:style-name="P1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5.318cm">
            <text:p text:style-name="P1"><text:span text:style-name="T1">The hash of the </text:span><text:span text:style-name="T1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6.461cm">
            <text:p text:style-name="P1">X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6.461cm">
            <text:p text:style-name="P1"><text:span text:style-name="T22">The major version number </text:span><text:span text:style-name="T22">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7.604cm">
            <text:p text:style-name="P1">Y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2" draw:layer="layout" svg:width="5.461cm" svg:height="1.143cm" svg:x="17.764cm" svg:y="7.604cm">
            <text:p text:style-name="P46"><text:span text:style-name="T22">The minor version number </text:span><text:span text:style-name="T22">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8.747cm">
            <text:p text:style-name="P1">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8.747cm">
            <text:p text:style-name="P1"><text:span text:style-name="T1">The length of the </text:span><text:span text:style-name="T1">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1.033cm">
            <text:p text:style-name="P1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1.033cm">
            <text:p text:style-name="P1"><text:span text:style-name="T24">The hash of the first </text:span><text:span text:style-name="T24">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.915cm">
            <text:p text:style-name="P1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.915cm">
            <text:p text:style-name="P1"><text:span text:style-name="T1">The hash of the </text:span><text:span text:style-name="T1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2.176cm">
            <text:p text:style-name="P1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2.176cm">
            <text:p text:style-name="P1"><text:span text:style-name="T1">The length of the </text:span><text:span text:style-name="T1">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1.033cm">
            <text:p text:style-name="P1">01c: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1.033cm">
            <text:p text:style-name="P1"><text:span text:style-name="T24">The hash of the first </text:span><text:span text:style-name="T24">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2.176cm">
            <text:p text:style-name="P1">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2.176cm">
            <text:p text:style-name="P1"><text:span text:style-name="T1">The offset of the first </text:span><text:span text:style-name="T1">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3.319cm">
            <text:p text:style-name="P1">01c: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3.319cm">
            <text:p text:style-name="P1"><text:span text:style-name="T23">The hash of the second chunk </text:span><text:span text:style-name="T23">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4.462cm">
            <text:p text:style-name="P1">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4.462cm">
            <text:p text:style-name="P1"><text:span text:style-name="T1">The offset of the 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7.891cm">
            <text:p text:style-name="P1">01c: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7.891cm">
            <text:p text:style-name="P1"><text:span text:style-name="T2">The hash of the eighth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2.303cm" svg:y="19.034cm">
            <text:p text:style-name="P1">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19.034cm">
            <text:p text:style-name="P1"><text:span text:style-name="T1">The offset of the 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0" draw:text-style-name="P53" draw:layer="layout" svg:width="0.254cm" svg:height="0.254cm" svg:x="17.637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3" draw:layer="layout" svg:width="0.254cm" svg:height="0.254cm" svg:x="17.637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3" draw:layer="layout" svg:width="0.254cm" svg:height="0.254cm" svg:x="17.637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5" draw:layer="layout" svg:width="7.366cm" svg:height="0.762cm" svg:x="13.7cm" svg:y="1cm">
          <text:p text:style-name="P54"><text:span text:style-name="T25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57" draw:layer="layout" svg:width="4.064cm" svg:height="1.27cm" svg:x="2.27cm" svg:y="3.54cm">
          <text:p text:style-name="P56"><text:span text:style-name="T1">01c:badc0f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58" draw:layer="layout" svg:width="2.032cm" svg:height="1.27cm" svg:x="6.334cm" svg:y="3.54cm">
          <text:p text:style-name="P56"><text:span text:style-name="T1">C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57" draw:layer="layout" svg:width="4.064cm" svg:height="1.27cm" svg:x="2.27cm" svg:y="4.81cm">
          <text:p text:style-name="P56"><text:span text:style-name="T1">01c:f00dc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58" draw:layer="layout" svg:width="2.032cm" svg:height="1.27cm" svg:x="6.334cm" svg:y="4.81cm">
          <text:p text:style-name="P56"><text:span text:style-name="T1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57" draw:layer="layout" svg:width="4.064cm" svg:height="1.27cm" svg:x="2.27cm" svg:y="6.08cm">
          <text:p text:style-name="P56"><text:span text:style-name="T1">01c:b01d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58" draw:layer="layout" svg:width="2.032cm" svg:height="1.27cm" svg:x="6.334cm" svg:y="6.08cm">
          <text:p text:style-name="P56"><text:span text:style-name="T1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59" draw:layer="layout" svg:width="4.064cm" svg:height="1.27cm" svg:x="2.2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0" draw:layer="layout" svg:width="2.032cm" svg:height="1.27cm" svg:x="6.334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59" draw:layer="layout" svg:width="4.064cm" svg:height="1.27cm" svg:x="2.27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0" draw:layer="layout" svg:width="2.032cm" svg:height="1.27cm" svg:x="6.334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59" draw:layer="layout" svg:width="4.064cm" svg:height="1.27cm" svg:x="2.2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0" draw:layer="layout" svg:width="2.032cm" svg:height="1.27cm" svg:x="6.334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8" draw:text-style-name="P47" draw:layer="layout" svg:width="5.461cm" svg:height="1.143cm" svg:x="12.303cm" svg:y="9.89cm">
            <text:p text:style-name="P1">01c: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17.764cm" svg:y="9.89cm">
            <text:p text:style-name="P1"><text:span text:style-name="T1">The Creation Time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36" draw:text-style-name="P61" draw:layer="layout" svg:width="7.747cm" svg:height="2.54cm" svg:x="2.397cm" svg:y="13.446cm">
          <draw:text-box>
            <text:p text:style-name="P49">Note that 01c: is the</text:p>
            <text:p text:style-name="P49">Prefix for b2sum cryptographic hashes</text:p>
          </draw:text-box>
        </draw:frame>
      </draw:page>
      <draw:page draw:name="page8" draw:style-name="dp1" draw:master-page-name="Default">
        <draw:custom-shape draw:style-name="gr31" draw:text-style-name="P55" draw:layer="layout" svg:width="7.366cm" svg:height="0.762cm" svg:x="2.778cm" svg:y="0.873cm">
          <text:p text:style-name="P54"><text:span text:style-name="T25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55" draw:layer="layout" svg:width="7.366cm" svg:height="0.762cm" svg:x="2.799cm" svg:y="9.645cm">
          <text:p text:style-name="P54"><text:span text:style-name="T25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55" draw:layer="layout" svg:width="7.366cm" svg:height="0.762cm" svg:x="16.938cm" svg:y="8.747cm">
          <text:p text:style-name="P54"><text:span text:style-name="T25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28" draw:text-style-name="P47" draw:layer="layout" svg:width="5.461cm" svg:height="1.143cm" svg:x="15.16cm" svg:y="9.763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20.621cm" svg:y="9.763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5.16cm" svg:y="9.789cm">
            <text:p text:style-name="P1">01c: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20.621cm" svg:y="9.789cm">
            <text:p text:style-name="P1"><text:span text:style-name="T21">Hash of the most recent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5.16cm" svg:y="10.906cm">
            <text:p text:style-name="P1">01c: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20.621cm" svg:y="10.906cm">
            <text:p text:style-name="P1"><text:span text:style-name="T22">Hash to the first chunk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1" draw:text-style-name="P55" draw:layer="layout" svg:width="7.366cm" svg:height="0.762cm" svg:x="16.938cm" svg:y="1.001cm">
          <text:p text:style-name="P54"><text:span text:style-name="T25">Backrefere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g>
            <draw:custom-shape draw:style-name="gr28" draw:text-style-name="P47" draw:layer="layout" svg:width="5.461cm" svg:height="1.143cm" svg:x="15.16cm" svg:y="1.915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20.621cm" svg:y="1.915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5.16cm" svg:y="1.941cm">
              <text:p text:style-name="P1">01c:5ccfae8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20.621cm" svg:y="1.941cm">
              <text:p text:style-name="P1"><text:span text:style-name="T26">Name HashID of the first name that refers to this objec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5.16cm" svg:y="5.318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20.621cm" svg:y="5.318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5.16cm" svg:y="5.344cm">
              <text:p text:style-name="P1">01c:c22d0e2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20.621cm" svg:y="5.344cm">
              <text:p text:style-name="P1"><text:span text:style-name="T23">Hash of the next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5.16cm" svg:y="6.461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20.621cm" svg:y="6.461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5.16cm" svg:y="6.487cm">
              <text:p text:style-name="P1">01c:6ebb7a45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20.621cm" svg:y="6.487cm">
              <text:p text:style-name="P1"><text:span text:style-name="T23">Hash of the previous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5.16cm" svg:y="4.175cm">
              <text:p text:style-name="P1">FALSE/TRUE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20.621cm" svg:y="4.175cm">
              <text:p text:style-name="P1"><text:span text:style-name="T8">Flag to mark if the speculative back reference is confirmed or no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62" draw:layer="layout" svg:width="5.461cm" svg:height="1.143cm" svg:x="15.16cm" svg:y="3.032cm">
              <text:p text:style-name="P46"><text:span text:style-name="T23">UCT:20190707_182043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20.621cm" svg:y="3.032cm">
              <text:p text:style-name="P1"><text:span text:style-name="T21">Time Stamp When Backreference was created in seconds since Epoc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28" draw:text-style-name="P47" draw:layer="layout" svg:width="5.461cm" svg:height="1.143cm" svg:x="1.021cm" svg:y="14.09cm">
            <text:p text:style-name="P1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6.482cm" svg:y="14.09cm">
            <text:p text:style-name="P1"><text:span text:style-name="T22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.021cm" svg:y="10.661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6.482cm" svg:y="10.661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.021cm" svg:y="10.687cm">
            <text:p text:style-name="P1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6.482cm" svg:y="10.687cm">
            <text:p text:style-name="P1"><text:span text:style-name="T23">Hash of the ‘fixed’ name 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.021cm" svg:y="11.804cm">
            <text:p text:style-name="P1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6.482cm" svg:y="11.804cm">
            <text:p text:style-name="P1"><text:span text:style-name="T22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.021cm" svg:y="10.661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6.482cm" svg:y="10.661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.021cm" svg:y="10.687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6.482cm" svg:y="10.687cm">
            <text:p text:style-name="P1"><text:span text:style-name="T6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.021cm" svg:y="11.804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6.482cm" svg:y="11.804cm">
            <text:p text:style-name="P1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.021cm" svg:y="12.947cm">
            <text:p text:style-name="P1">rwxrwxrw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6.482cm" svg:y="12.947cm">
            <text:p text:style-name="P1"><text:span text:style-name="T22">Owner, Group, World 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1" draw:text-style-name="P55" draw:layer="layout" svg:width="7.366cm" svg:height="0.762cm" svg:x="17.002cm" svg:y="12.938cm">
          <text:p text:style-name="P54"><text:span text:style-name="T27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28" draw:text-style-name="P47" draw:layer="layout" svg:width="5.461cm" svg:height="1.143cm" svg:x="14.843cm" svg:y="15.478cm">
            <text:p text:style-name="P1"><text:span text:style-name="T23">UCT: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20.304cm" svg:y="15.478cm">
            <text:p text:style-name="P1"><text:span text:style-name="T2">Most recent access time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4.843cm" svg:y="14.335cm">
            <text:p text:style-name="P1">01c: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20.304cm" svg:y="14.335cm">
            <text:p text:style-name="P1"><text:span text:style-name="T7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4.843cm" svg:y="16.621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20.304cm" svg:y="16.621cm">
            <text:p text:style-name="P1"><text:span text:style-name="T6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8" draw:text-style-name="P47" draw:layer="layout" svg:width="5.461cm" svg:height="1.143cm" svg:x="14.843cm" svg:y="17.764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51" draw:layer="layout" svg:width="5.461cm" svg:height="1.143cm" svg:x="20.304cm" svg:y="17.764cm">
            <text:p text:style-name="P1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custom-shape draw:style-name="gr28" draw:text-style-name="P47" draw:layer="layout" svg:width="5.461cm" svg:height="1.143cm" svg:x="1cm" svg:y="1.889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1cm" svg:y="1.889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cm" svg:y="1.915cm">
              <text:p text:style-name="P1">01c: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1cm" svg:y="1.915cm">
              <text:p text:style-name="P1"><text:span text:style-name="T7">Hash of the object manifest 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cm" svg:y="4.149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1cm" svg:y="4.149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cm" svg:y="4.175cm">
              <text:p text:style-name="P1">&lt;=2048**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1cm" svg:y="4.175cm">
              <text:p text:style-name="P1"><text:span text:style-name="T23">Length of the name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.001cm" svg:y="6.476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2cm" svg:y="6.476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.001cm" svg:y="6.502cm">
              <text:p text:style-name="P1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2cm" svg:y="6.502cm">
              <text:p text:style-name="P1"><text:span text:style-name="T22">Character string of the object name (basename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cm" svg:y="3.032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1cm" svg:y="3.032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cm" svg:y="3.058cm">
              <text:p text:style-name="P1">01c: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1cm" svg:y="3.058cm">
              <text:p text:style-name="P1"><text:span text:style-name="T8">Hash of name-affiliated metadata 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.001cm" svg:y="7.645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2cm" svg:y="7.645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.001cm" svg:y="7.671cm">
              <text:p text:style-name="P1"><text:span text:style-name="T1">“</text:span><text:span text:style-name="T1">dirpath of object”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2cm" svg:y="7.671cm">
              <text:p text:style-name="P1"><text:span text:style-name="T23">Character string of the object directory pat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cm" svg:y="5.318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1cm" svg:y="5.318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28" draw:text-style-name="P47" draw:layer="layout" svg:width="5.461cm" svg:height="1.143cm" svg:x="1cm" svg:y="5.344cm">
              <text:p text:style-name="P1">xxxxx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9" draw:text-style-name="P51" draw:layer="layout" svg:width="5.461cm" svg:height="1.143cm" svg:x="6.461cm" svg:y="5.344cm">
              <text:p text:style-name="P1"><text:span text:style-name="T23">Length of the dirpath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frame draw:style-name="gr36" draw:text-style-name="P61" draw:layer="layout" svg:width="11.303cm" svg:height="4.463cm" svg:x="1.254cm" svg:y="15.714cm">
          <draw:text-box>
            <text:p text:style-name="P49">* a stand-in for the user number. <text:s/>With the cooperation between Microsoft, Apple and Google, this may be a globally unique string.</text:p>
            <text:p text:style-name="P49">** 2048 bytes is an arbitrary number, it should probably be at least 409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Novak</meta:initial-creator>
    <meta:creation-date>2020-07-07T13:56:41.946114599</meta:creation-date>
    <dc:date>2022-05-29T15:55:21.745798307</dc:date>
    <meta:editing-duration>PT10M9S</meta:editing-duration>
    <meta:editing-cycles>5</meta:editing-cycles>
    <meta:generator>LibreOffice/7.3.3.2$Linux_X86_64 LibreOffice_project/30$Build-2</meta:generator>
    <meta:document-statistic meta:object-count="291"/>
  </office:meta>
</office:document-meta>
</file>